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7b1" officeooo:paragraph-rsid="001297b1"/>
    </style:style>
    <style:style style:name="P2" style:family="paragraph" style:parent-style-name="Standard">
      <style:text-properties officeooo:rsid="001297b1" officeooo:paragraph-rsid="001297b1"/>
    </style:style>
    <style:style style:name="P3" style:family="paragraph" style:parent-style-name="Standard">
      <style:text-properties officeooo:rsid="001620a5" officeooo:paragraph-rsid="001620a5"/>
    </style:style>
    <style:style style:name="P4" style:family="paragraph" style:parent-style-name="Standard">
      <style:text-properties officeooo:rsid="00166070" officeooo:paragraph-rsid="00166070"/>
    </style:style>
    <style:style style:name="T1" style:family="text">
      <style:text-properties officeooo:rsid="00162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files:</text:p>
      <text:p text:style-name="P1"/>
      <text:p text:style-name="P1">hy_param.py: This file contains the hyperparameters for <text:span text:style-name="T1">the MLP model</text:span></text:p>
      <text:p text:style-name="P3">model.py – This file contains the Tensorflow based MLP model </text:p>
      <text:p text:style-name="P3">train.py – This file contains the training code to get the weights of the model</text:p>
      <text:p text:style-name="P3">inference.py – This is for prediction of an input value</text:p>
      <text:p text:style-name="P3"/>
      <text:p text:style-name="P4">The four files need to be executed in the above mentioned or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2:29:39.625002239</meta:creation-date>
    <dc:date>2020-02-13T22:53:09.399318033</dc:date>
    <meta:editing-duration>PT11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7" meta:character-count="348" meta:non-whitespace-character-count="293"/>
  </office:meta>
</office:document-meta>
</file>